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4.0428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song_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artist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albumid</text:p>
          </table:table-cell>
          <table:table-cell office:value-type="string" table:style-name="ce1">
            <text:p>releaseyear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rtist_id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shape of you</text:p>
          </table:table-cell>
          <table:table-cell office:value-type="string" table:style-name="ce1">
            <text:p>ed sheran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table:style-name="ce1"/>
          <table:table-cell office:value-type="float" office:value="1001" table:style-name="ce1">
            <text:p>100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despacito</text:p>
          </table:table-cell>
          <table:table-cell office:value-type="string" table:style-name="ce1">
            <text:p>luis fonsi</text:p>
          </table:table-cell>
          <table:table-cell office:value-type="string" table:style-name="ce1">
            <text:p>latin pop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1002" table:style-name="ce1">
            <text:p>1002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dangerous</text:p>
          </table:table-cell>
          <table:table-cell office:value-type="string" table:style-name="ce1">
            <text:p>charilie outh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1003" table:style-name="ce1">
            <text:p>1003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love me like you do</text:p>
          </table:table-cell>
          <table:table-cell office:value-type="string" table:style-name="ce1">
            <text:p>ellie goulding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1004" table:style-name="ce1">
            <text:p>1004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alm down</text:p>
          </table:table-cell>
          <table:table-cell office:value-type="string" table:style-name="ce1">
            <text:p>rema,celena gomez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table:style-name="ce1"/>
          <table:table-cell office:value-type="string" table:style-name="ce2">
            <text:p>1005 <text:s text:c="2"/>,102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ehabooba</text:p>
          </table:table-cell>
          <table:table-cell office:value-type="string" table:style-name="ce1">
            <text:p>ananya bhat,ravi basrur</text:p>
          </table:table-cell>
          <table:table-cell office:value-type="string" table:style-name="ce1">
            <text:p>indie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table:style-name="ce1"/>
          <table:table-cell office:value-type="float" office:value="1006" table:style-name="ce1">
            <text:p>1006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iddle of the night</text:p>
          </table:table-cell>
          <table:table-cell office:value-type="string" table:style-name="ce1">
            <text:p>elley duhe</text:p>
          </table:table-cell>
          <table:table-cell office:value-type="string" table:style-name="ce1">
            <text:p>dance/electronic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1007" table:style-name="ce1">
            <text:p>1007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let me down slowly</text:p>
          </table:table-cell>
          <table:table-cell office:value-type="string" table:style-name="ce1">
            <text:p>alec benjamin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table:style-name="ce1"/>
          <table:table-cell office:value-type="float" office:value="1008" table:style-name="ce1">
            <text:p>1008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nimals</text:p>
          </table:table-cell>
          <table:table-cell office:value-type="string" table:style-name="ce1">
            <text:p>maron 5</text:p>
          </table:table-cell>
          <table:table-cell office:value-type="string" table:style-name="ce1">
            <text:p>rock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1009" table:style-name="ce1">
            <text:p>1009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godzilla</text:p>
          </table:table-cell>
          <table:table-cell office:value-type="string" table:style-name="ce1">
            <text:p>eminen</text:p>
          </table:table-cell>
          <table:table-cell office:value-type="string" table:style-name="ce1">
            <text:p>rap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beautyful things</text:p>
          </table:table-cell>
          <table:table-cell office:value-type="string" table:style-name="ce1">
            <text:p>benson boone</text:p>
          </table:table-cell>
          <table:table-cell office:value-type="string" table:style-name="ce1">
            <text:p>folk rock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table:style-name="ce1"/>
          <table:table-cell office:value-type="float" office:value="1011" table:style-name="ce1">
            <text:p>1011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without me</text:p>
          </table:table-cell>
          <table:table-cell office:value-type="string" table:style-name="ce1">
            <text:p>halsey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1012" table:style-name="ce1">
            <text:p>1012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end game</text:p>
          </table:table-cell>
          <table:table-cell office:value-type="string" table:style-name="ce1">
            <text:p>taylor swift,ed sheran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table:style-name="ce1"/>
          <table:table-cell office:value-type="string" table:style-name="ce1">
            <text:p>1013 <text:s/>,1001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lights down low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1014" table:style-name="ce1">
            <text:p>1014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ostalgia</text:p>
          </table:table-cell>
          <table:table-cell office:value-type="string" table:style-name="ce1">
            <text:p>thaikudam bridge</text:p>
          </table:table-cell>
          <table:table-cell office:value-type="string" table:style-name="ce1">
            <text:p>indian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015" table:style-name="ce1">
            <text:p>1015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money<text:s/>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rap</text:p>
          </table:table-cell>
          <table:table-cell table:style-name="ce1"/>
          <table:table-cell office:value-type="float" office:value="2022" table:style-name="ce1">
            <text:p>2022</text:p>
          </table:table-cell>
          <table:table-cell table:style-name="ce1"/>
          <table:table-cell office:value-type="float" office:value="1016" table:style-name="ce1">
            <text:p>1016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that's what I like</text:p>
          </table:table-cell>
          <table:table-cell office:value-type="string" table:style-name="ce1">
            <text:p>bruno mars</text:p>
          </table:table-cell>
          <table:table-cell office:value-type="string" table:style-name="ce1">
            <text:p>hip hop</text:p>
          </table:table-cell>
          <table:table-cell table:style-name="ce1"/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1017" table:style-name="ce1">
            <text:p>1017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senorita<text:s/></text:p>
          </table:table-cell>
          <table:table-cell office:value-type="string" table:style-name="ce1">
            <text:p>shawn mendes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1018" table:style-name="ce1">
            <text:p>1018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ittle do you know</text:p>
          </table:table-cell>
          <table:table-cell office:value-type="string" table:style-name="ce1">
            <text:p>alex&amp;sierra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1019" table:style-name="ce1">
            <text:p>1019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I'm in love it’s a beautiful day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hip hop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erfect</text:p>
          </table:table-cell>
          <table:table-cell office:value-type="string" table:style-name="ce1">
            <text:p>ed sheran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1001" table:style-name="ce1">
            <text:p>1001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selena gomez</text:p>
          </table:table-cell>
          <table:table-cell office:value-type="string" table:style-name="ce1">
            <text:p>pop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1021" table:style-name="ce1">
            <text:p>1021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425</meta:generator>
    <meta:initial-creator>Abhijith A</meta:initial-creator>
    <dc:creator>Abhijith A</dc:creator>
    <meta:creation-date>2024-04-13T04:54:35Z</meta:creation-date>
    <dc:date>2024-04-13T06:38:18Z</dc:date>
  </office:meta>
</office:document-meta>
</file>